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4ade" officeooo:paragraph-rsid="00174ade"/>
    </style:style>
    <style:style style:name="P2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transparent"/>
    </style:style>
    <style:style style:name="P3" style:family="paragraph" style:parent-style-name="Standard">
      <style:text-properties fo:color="#6a9955" style:font-name="Droid Sans Mono" fo:font-size="10.5pt" fo:font-weight="normal" officeooo:rsid="00174ade" officeooo:paragraph-rsid="00174ade" fo:background-color="transparent"/>
    </style:style>
    <style:style style:name="P4" style:family="paragraph" style:parent-style-name="Standard">
      <style:text-properties officeooo:rsid="00174ade" officeooo:paragraph-rsid="00174ade" fo:background-color="transparent"/>
    </style:style>
    <style:style style:name="P5" style:family="paragraph" style:parent-style-name="Standard">
      <style:paragraph-properties style:line-height-at-least="0.198in"/>
      <style:text-properties fo:color="#b2b2b2" style:font-name="Droid Sans Mono" fo:font-size="10.5pt" fo:font-weight="normal" fo:background-color="transparent"/>
    </style:style>
    <style:style style:name="P6" style:family="paragraph" style:parent-style-name="Standard">
      <style:paragraph-properties style:line-height-at-least="0.198in"/>
      <style:text-properties fo:color="#985006" style:font-name="Droid Sans Mono" fo:font-size="10.5pt" fo:font-weight="normal" fo:background-color="transparent"/>
    </style:style>
    <style:style style:name="P7" style:family="paragraph" style:parent-style-name="Standard">
      <style:paragraph-properties fo:margin-top="0in" fo:margin-bottom="0.1965in" loext:contextual-spacing="false" style:line-height-at-least="0.198in"/>
      <style:text-properties fo:color="#d4d4d4" style:font-name="Droid Sans Mono" fo:font-size="10.5pt" fo:font-weight="normal" fo:background-color="#1e1e1e"/>
    </style:style>
    <style:style style:name="P8" style:family="paragraph" style:parent-style-name="Standard">
      <style:paragraph-properties fo:margin-top="0in" fo:margin-bottom="0.1965in" loext:contextual-spacing="false" style:line-height-at-least="0.198in"/>
      <style:text-properties fo:color="#000000" style:font-name="Droid Sans Mono" fo:font-size="10.5pt" fo:font-weight="normal" officeooo:rsid="00194a18" officeooo:paragraph-rsid="00194a18" fo:background-color="transparent"/>
    </style:style>
    <style:style style:name="T1" style:family="text">
      <style:text-properties fo:color="#dcdcaa"/>
    </style:style>
    <style:style style:name="T2" style:family="text">
      <style:text-properties fo:color="#ce9178"/>
    </style:style>
    <style:style style:name="T3" style:family="text">
      <style:text-properties fo:color="#9850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ystem Information Script Report</text:p>
      <text:p text:style-name="P1"/>
      <text:p text:style-name="P1">There are 2 script files. One prints the information on the terminal called infoscript.sh and the other file called bashscript.sh calls the infoscript.sh in it and writes the output into a file called output.txt.</text:p>
      <text:p text:style-name="P1"/>
      <text:p text:style-name="P1">bashscript.sh:</text:p>
      <text:p text:style-name="P3">#!/bin/bash</text:p>
      <text:p text:style-name="P5">./infoscript.sh</text:p>
      <text:p text:style-name="P5">./infoscript.sh &gt; output.txt</text:p>
      <text:p text:style-name="P4"/>
      <text:p text:style-name="P1">infoscript.sh:</text:p>
      <text:p text:style-name="P3">#!/bin/bash</text:p>
      <text:p text:style-name="P2"><text:span text:style-name="T3">echo </text:span><text:span text:style-name="T2">"---------System Information Script--------"</text:span></text:p>
      <text:p text:style-name="P2"><text:span text:style-name="T3">echo </text:span><text:span text:style-name="T2">"--------------User Information------------"</text:span></text:p>
      <text:p text:style-name="P5">w</text:p>
      <text:p text:style-name="P6">echo</text:p>
      <text:p text:style-name="P2"><text:span text:style-name="T3">echo</text:span> <text:span text:style-name="T2">"---------Operating System Type------------"</text:span></text:p>
      <text:p text:style-name="P5">hostnamectl</text:p>
      <text:p text:style-name="P6">echo</text:p>
      <text:p text:style-name="P2"><text:span text:style-name="T3">echo </text:span><text:span text:style-name="T2">"-------------OS Distribution--------------"</text:span></text:p>
      <text:p text:style-name="P5">lsb_release -a</text:p>
      <text:p text:style-name="P6">echo</text:p>
      <text:p text:style-name="P2"><text:span text:style-name="T3">echo</text:span> <text:span text:style-name="T2">"----------------OS Version----------------"</text:span></text:p>
      <text:p text:style-name="P5">cat /etc/os-release</text:p>
      <text:p text:style-name="P6">echo</text:p>
      <text:p text:style-name="P2"><text:span text:style-name="T3">echo</text:span> <text:span text:style-name="T2">"---------------Kernel Version-------------"</text:span></text:p>
      <text:p text:style-name="P5">uname -r</text:p>
      <text:p text:style-name="P6">echo</text:p>
      <text:p text:style-name="P2"><text:span text:style-name="T3">echo </text:span><text:span text:style-name="T2">"---------Kernel GCC Version Build---------"</text:span></text:p>
      <text:p text:style-name="P5">cat /proc/version</text:p>
      <text:p text:style-name="P6">echo</text:p>
      <text:p text:style-name="P2"><text:span text:style-name="T3">echo </text:span><text:span text:style-name="T2">"-------------Kernel Build Time------------"</text:span></text:p>
      <text:p text:style-name="P5">uname -v</text:p>
      <text:p text:style-name="P6">echo</text:p>
      <text:p text:style-name="P2"><text:span text:style-name="T3">echo</text:span> <text:span text:style-name="T2">"---------System Architecture Info---------"</text:span></text:p>
      <text:p text:style-name="P5">lscpu</text:p>
      <text:p text:style-name="P6">echo</text:p>
      <text:p text:style-name="P2"><text:span text:style-name="T3">echo</text:span> <text:span text:style-name="T2">"--------Info on File System Memory--------"</text:span></text:p>
      <text:p text:style-name="P5">free</text:p>
      <text:p text:style-name="P6">echo</text:p>
      <text:p text:style-name="P7"/>
      <text:p text:style-name="P8">output.txt contents:</text:p>
      <text:p text:style-name="P8">---------System Information Script--------</text:p>
      <text:p text:style-name="P8">--------------User Information------------</text:p>
      <text:p text:style-name="P8"><text:soft-page-break/><text:s/>19:40:35 up <text:s/>5:31, <text:s/>1 user, <text:s/>load average: 0.07, 0.04, 0.01</text:p>
      <text:p text:style-name="P8">USER <text:s text:c="4"/>TTY <text:s text:c="5"/>FROM <text:s text:c="12"/>LOGIN@ <text:s text:c="2"/>IDLE <text:s text:c="2"/>JCPU <text:s text:c="2"/>PCPU WHAT</text:p>
      <text:p text:style-name="P8">shreya18 :0 <text:s text:c="6"/>:0 <text:s text:c="14"/>14:10 <text:s text:c="2"/>?xdm? <text:s text:c="2"/>2:29 <text:s text:c="2"/>0.01s /usr/lib/gdm3/gdm-x-session --run-script env GNOME_SHELL_SESSION_MODE=ubuntu gnome-session --session=ubuntu</text:p>
      <text:p text:style-name="P8"/>
      <text:p text:style-name="P8">---------Operating System Type------------</text:p>
      <text:p text:style-name="P8"><text:s text:c="3"/>Static hostname: shreya1809</text:p>
      <text:p text:style-name="P8"><text:s text:c="9"/>Icon name: computer-vm</text:p>
      <text:p text:style-name="P8"><text:s text:c="11"/>Chassis: vm</text:p>
      <text:p text:style-name="P8"><text:s text:c="8"/>Machine ID: 8b2ef35844d246afb35cbdda3e0c8080</text:p>
      <text:p text:style-name="P8"><text:s text:c="11"/>Boot ID: 6d1d0db647c34894afb8a76338de40b1</text:p>
      <text:p text:style-name="P8"><text:s text:c="4"/>Virtualization: oracle</text:p>
      <text:p text:style-name="P8"><text:s text:c="2"/>Operating System: Ubuntu 18.04.1 LTS</text:p>
      <text:p text:style-name="P8"><text:s text:c="12"/>Kernel: Linux 4.15.0-29-generic</text:p>
      <text:p text:style-name="P8"><text:s text:c="6"/>Architecture: x86-64</text:p>
      <text:p text:style-name="P8"/>
      <text:p text:style-name="P8">-------------OS Distribution--------------</text:p>
      <text:p text:style-name="P8">Distributor ID:<text:tab/>Ubuntu</text:p>
      <text:p text:style-name="P8">Description:<text:tab/>Ubuntu 18.04.1 LTS</text:p>
      <text:p text:style-name="P8">Release:<text:tab/>18.04</text:p>
      <text:p text:style-name="P8">Codename:<text:tab/>bionic</text:p>
      <text:p text:style-name="P8"/>
      <text:p text:style-name="P8">----------------OS Version----------------</text:p>
      <text:p text:style-name="P8">NAME="Ubuntu"</text:p>
      <text:p text:style-name="P8"><text:soft-page-break/>VERSION="18.04.1 LTS (Bionic Beaver)"</text:p>
      <text:p text:style-name="P8">ID=ubuntu</text:p>
      <text:p text:style-name="P8">ID_LIKE=debian</text:p>
      <text:p text:style-name="P8">PRETTY_NAME="Ubuntu 18.04.1 LTS"</text:p>
      <text:p text:style-name="P8">VERSION_ID="18.04"</text:p>
      <text:p text:style-name="P8">HOME_URL="https://www.ubuntu.com/"</text:p>
      <text:p text:style-name="P8">SUPPORT_URL="https://help.ubuntu.com/"</text:p>
      <text:p text:style-name="P8">BUG_REPORT_URL="https://bugs.launchpad.net/ubuntu/"</text:p>
      <text:p text:style-name="P8">PRIVACY_POLICY_URL="https://www.ubuntu.com/legal/terms-and-policies/privacy-policy"</text:p>
      <text:p text:style-name="P8">VERSION_CODENAME=bionic</text:p>
      <text:p text:style-name="P8">UBUNTU_CODENAME=bionic</text:p>
      <text:p text:style-name="P8"/>
      <text:p text:style-name="P8">---------------Kernel Version-------------</text:p>
      <text:p text:style-name="P8">4.15.0-29-generic</text:p>
      <text:p text:style-name="P8"/>
      <text:p text:style-name="P8">---------Kernel GCC Version Build---------</text:p>
      <text:p text:style-name="P8">Linux version 4.15.0-29-generic (buildd@lgw01-amd64-057) (gcc version 7.3.0 (Ubuntu 7.3.0-16ubuntu3)) #31-Ubuntu SMP Tue Jul 17 15:39:52 UTC 2018</text:p>
      <text:p text:style-name="P8"/>
      <text:p text:style-name="P8">-------------Kernel Build Time------------</text:p>
      <text:p text:style-name="P8">#31-Ubuntu SMP Tue Jul 17 15:39:52 UTC 2018</text:p>
      <text:p text:style-name="P8"/>
      <text:p text:style-name="P8">---------System Architecture Info---------</text:p>
      <text:p text:style-name="P8">Architecture: <text:s text:c="7"/>x86_64</text:p>
      <text:p text:style-name="P8"><text:soft-page-break/>CPU op-mode(s): <text:s text:c="5"/>32-bit, 64-bit</text:p>
      <text:p text:style-name="P8">Byte Order: <text:s text:c="9"/>Little Endian</text:p>
      <text:p text:style-name="P8">CPU(s): <text:s text:c="13"/>1</text:p>
      <text:p text:style-name="P8">On-line CPU(s) list: 0</text:p>
      <text:p text:style-name="P8">Thread(s) per core: <text:s/>1</text:p>
      <text:p text:style-name="P8">Core(s) per socket: <text:s/>1</text:p>
      <text:p text:style-name="P8">Socket(s): <text:s text:c="10"/>1</text:p>
      <text:p text:style-name="P8">NUMA node(s): <text:s text:c="7"/>1</text:p>
      <text:p text:style-name="P8">Vendor ID: <text:s text:c="10"/>GenuineIntel</text:p>
      <text:p text:style-name="P8">CPU family: <text:s text:c="9"/>6</text:p>
      <text:p text:style-name="P8">Model: <text:s text:c="14"/>78</text:p>
      <text:p text:style-name="P8">Model name: <text:s text:c="9"/>Intel(R) Core(TM) i5-6200U CPU @ 2.30GHz</text:p>
      <text:p text:style-name="P8">Stepping: <text:s text:c="11"/>3</text:p>
      <text:p text:style-name="P8">CPU MHz: <text:s text:c="12"/>2400.002</text:p>
      <text:p text:style-name="P8">BogoMIPS: <text:s text:c="11"/>4800.00</text:p>
      <text:p text:style-name="P8">Hypervisor vendor: <text:s text:c="2"/>KVM</text:p>
      <text:p text:style-name="P8">Virtualization type: full</text:p>
      <text:p text:style-name="P8">L1d cache: <text:s text:c="10"/>32K</text:p>
      <text:p text:style-name="P8">L1i cache: <text:s text:c="10"/>32K</text:p>
      <text:p text:style-name="P8">L2 cache: <text:s text:c="11"/>256K</text:p>
      <text:p text:style-name="P8">L3 cache: <text:s text:c="11"/>3072K</text:p>
      <text:p text:style-name="P8">NUMA node0 CPU(s): <text:s text:c="2"/>0</text:p>
      <text:p text:style-name="P8">Flags: <text:s text:c="14"/>fpu vme de pse tsc msr pae mce cx8 apic sep mtrr pge mca cmov pat pse36 clflush mmx fxsr sse sse2 ht syscall nx rdtscp lm constant_tsc rep_good nopl xtopology nonstop_tsc cpuid pni pclmulqdq monitor ssse3 cx16 pcid sse4_1 sse4_2 x2apic movbe <text:soft-page-break/>popcnt aes xsave avx rdrand hypervisor lahf_lm abm 3dnowprefetch invpcid_single pti fsgsbase avx2 invpcid rdseed clflushopt</text:p>
      <text:p text:style-name="P8"/>
      <text:p text:style-name="P8">--------Info on File System Memory--------</text:p>
      <text:p text:style-name="P8"><text:s text:c="14"/>total <text:s text:c="7"/>used <text:s text:c="7"/>free <text:s text:c="5"/>shared <text:s/>buff/cache <text:s text:c="2"/>available</text:p>
      <text:p text:style-name="P8">Mem: <text:s text:c="7"/>5071924 <text:s text:c="4"/>1027824 <text:s text:c="4"/>2865232 <text:s text:c="7"/>7216 <text:s text:c="4"/>1178868 <text:s text:c="4"/>3797724</text:p>
      <text:p text:style-name="P8">Swap: <text:s text:c="6"/>2097148 <text:s text:c="10"/>0 <text:s text:c="4"/>2097148</text:p>
      <text:p text:style-name="P8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9:43:48.478297747</meta:creation-date>
    <dc:date>2019-01-20T19:58:40.726946801</dc:date>
    <meta:editing-duration>PT4M11S</meta:editing-duration>
    <meta:editing-cycles>1</meta:editing-cycles>
    <meta:document-statistic meta:table-count="0" meta:image-count="0" meta:object-count="0" meta:page-count="5" meta:paragraph-count="105" meta:word-count="433" meta:character-count="3873" meta:non-whitespace-character-count="3179"/>
    <meta:generator>LibreOffice/6.0.7.3$Linux_X86_64 LibreOffice_project/00m0$Build-3</meta:generator>
  </office:meta>
</office:document-meta>
</file>